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P1" style:family="paragraph" style:parent-style-name="Standard">
      <style:text-properties style:font-name="Courier" fo:font-size="13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$tfLocation = "C:\Program Files (x86)\Microsoft Visual Studio 12.0\Common7\IDE" </text:span></text:p>
      <text:p text:style-name="P1"><text:span text:style-name="T1">$tfsBranchName = “{enter your TFS branch/folder/file location}“ </text:span></text:p>
      <text:p text:style-name="P1"><text:span text:style-name="T1">$tfsCollectionName = "http://tfsserver:8080/tfscollection” </text:span></text:p>
      <text:p text:style-name="P1"><text:span text:style-name="T1">$logFile = “{log file location}“ </text:span></text:p>
      <text:p text:style-name="P1"><text:span text:style-name="T1"/></text:p>
      <text:p text:style-name="P1"><text:span text:style-name="T1"/></text:p>
      <text:p text:style-name="P1"><text:span text:style-name="T1">Function GetUserFileList($tfsBranchName) </text:span></text:p>
      <text:p text:style-name="P1"><text:span text:style-name="T1">{ </text:span></text:p>
      <text:p text:style-name="P1"><text:span text:style-name="T1"><text:tab/>try{</text:span></text:p>
      <text:p text:style-name="P1"><text:span text:style-name="T1">        # Array to hold the object (user/file/workspace) objects </text:span></text:p>
      <text:p text:style-name="P1"><text:span text:style-name="T1">        $arrayFileUserMapping = @(); </text:span></text:p>
      <text:p text:style-name="P1"><text:span text:style-name="T1">        </text:span></text:p>
      <text:p text:style-name="P1"><text:span text:style-name="T1">        If (Test-Path $logFile) </text:span></text:p>
      <text:p text:style-name="P1"><text:span text:style-name="T1">        { </text:span></text:p>
      <text:p text:style-name="P1"><text:span text:style-name="T1">                Remove-Item $logFile; </text:span></text:p>
      <text:p text:style-name="P1"><text:span text:style-name="T1">        } </text:span></text:p>
      <text:p text:style-name="P1"><text:span text:style-name="T1">        </text:span></text:p>
      <text:p text:style-name="P1"><text:span text:style-name="T1">        Set-Location $tfLocation; </text:span></text:p>
      <text:p text:style-name="P1"><text:span text:style-name="T1">        </text:span></text:p>
      <text:p text:style-name="P1"><text:span text:style-name="T1">        .\tf.exe status $tfsBranchName /collection:$tfsCollectionName /user:* /format:detailed /recursive &gt;&gt; $logFile; </text:span></text:p>
      <text:p text:style-name="P1"><text:span text:style-name="T1">        </text:span></text:p>
      <text:p text:style-name="P1"><text:span text:style-name="T1">        Set-Location $PSScriptRoot; </text:span></text:p>
      <text:p text:style-name="P1"><text:span text:style-name="T1">        </text:span></text:p>
      <text:p text:style-name="P1"><text:span text:style-name="T1">        foreach ($line in Get-Content $logFile) </text:span></text:p>
      <text:p text:style-name="P1"><text:span text:style-name="T1">        {         </text:span></text:p>
      <text:p text:style-name="P1"><text:span text:style-name="T1">                If($line.StartsWith("$")) </text:span></text:p>
      <text:p text:style-name="P1"><text:span text:style-name="T1">                { </text:span></text:p>
      <text:p text:style-name="P1"><text:span text:style-name="T1">                        $objCurrFile = New-Object System.Object; </text:span></text:p>
      <text:p text:style-name="P1"><text:span text:style-name="T1">                        $splitStringFile = $line -Split ";"; </text:span></text:p>
      <text:p text:style-name="P1"><text:span text:style-name="T1">                        $objCurrFile | Add-Member -type NoteProperty -name FileName -value $splitStringFile[0];                         </text:span></text:p>
      <text:p text:style-name="P1"><text:span text:style-name="T1">                } </text:span></text:p>
      <text:p text:style-name="P1"><text:span text:style-name="T1">                Else </text:span></text:p>
      <text:p text:style-name="P1"><text:span text:style-name="T1">                { </text:span></text:p>
      <text:p text:style-name="P1"><text:span text:style-name="T1">                        foreach ($singleLine in $line){ </text:span></text:p>
      <text:p text:style-name="P1"><text:span text:style-name="T1">                                If($singleLine.StartsWith("  User")) </text:span></text:p>
      <text:p text:style-name="P1"><text:span text:style-name="T1">                                { </text:span></text:p>
      <text:p text:style-name="P1"><text:span text:style-name="T1">                                        $splitStringUser = $singleLine -Split ":"; </text:span></text:p>
      <text:p text:style-name="P1"><text:span text:style-name="T1">                                        $objCurrFile | Add-Member -type NoteProperty -name User -value $splitStringUser[1];                                                                                 </text:span></text:p>
      <text:p text:style-name="P1"><text:span text:style-name="T1">                                } </text:span></text:p>
      <text:p text:style-name="P1"><text:span text:style-name="T1">                                ElseIf($singleLine.StartsWith("  Workspace")) </text:span></text:p>
      <text:p text:style-name="P1"><text:span text:style-name="T1">                                { </text:span></text:p>
      <text:p text:style-name="P1"><text:span text:style-name="T1">                                        $splitStringWS = $singleLine -Split ":"; </text:span></text:p>
      <text:p text:style-name="P1"><text:span text:style-name="T1">                                        $objCurrFile | Add-Member -type NoteProperty -name Workspace -value $splitStringWS[1];                                 </text:span></text:p>
      <text:p text:style-name="P1"><text:span text:style-name="T1">                                } </text:span></text:p>
      <text:p text:style-name="P1"><text:span text:style-name="T1">                        } </text:span></text:p>
      <text:p text:style-name="P1"><text:span text:style-name="T1">                } </text:span></text:p>
      <text:p text:style-name="P1"><text:span text:style-name="T1">                </text:span></text:p>
      <text:p text:style-name="P1"><text:span text:style-name="T1">                $arrayFileUserMapping += $objCurrFile; </text:span></text:p>
      <text:p text:style-name="P1"><text:span text:style-name="T1">        }         </text:span></text:p>
      <text:p text:style-name="P1"><text:span text:style-name="T1">                </text:span></text:p>
      <text:p text:style-name="P1"><text:span text:style-name="T1">        $uniqueWorkspaceArray = $arrayFileUserMapping | Group Workspace </text:span></text:p>
      <text:p text:style-name="P1"><text:span text:style-name="T1">        $uniqueUserArray = $arrayFileUserMapping | Group User </text:span></text:p>
      <text:p text:style-name="P1"><text:span text:style-name="T1">        </text:span></text:p>
      <text:p text:style-name="P1"><text:span text:style-name="T1">        for($i=0;$i -lt $uniqueUserArray.count; $i++) </text:span></text:p>
      <text:p text:style-name="P1"><text:span text:style-name="T1">        { </text:span></text:p>
      <text:p text:style-name="P1"><text:span text:style-name="T1">                $workspaceWOSpace = $uniqueWorkspaceArray[$i].Name.Trim() </text:span></text:p>
      <text:p text:style-name="P1"><text:span text:style-name="T1">                $userWOSpace = $uniqueUserArray[$i].Name.Trim() </text:span></text:p>
      <text:p text:style-name="P1"><text:span text:style-name="T1">                $workspace = $workspaceWOSpace + ";" + $userWOSpace; </text:span></text:p>
      <text:p text:style-name="P1"><text:span text:style-name="T1">                </text:span></text:p>
      <text:p text:style-name="P1"><text:span text:style-name="T1">                Set-Location $tfLocation; </text:span></text:p>
      <text:p text:style-name="P1"><text:span text:style-name="T1">                .\tf.exe undo $tfsBranchName /collection:$tfsCollectionName /workspace:""$workspace"" /recursive /noprompt;                 </text:span></text:p>
      <text:p text:style-name="P1"><text:span text:style-name="T1">                Set-Location $PSScriptRoot; </text:span></text:p>
      <text:p text:style-name="P1"><text:span text:style-name="T1">        } </text:span></text:p>
      <text:p text:style-name="P1"><text:span text:style-name="T1"><text:tab/>}</text:span></text:p>
      <text:p text:style-name="P1"><text:span text:style-name="T1"><text:tab/>Catch [system.exception]</text:span></text:p>
      <text:p text:style-name="P1"><text:span text:style-name="T1"><text:s/><text:tab/>{</text:span></text:p>
      <text:p text:style-name="P1"><text:span text:style-name="T1"><text:s text:c="2"/><text:tab/><text:tab/>"Oops, something's wrong!!!"</text:span></text:p>
      <text:p text:style-name="P1"><text:span text:style-name="T1"><text:s/><text:tab/>}</text:span></text:p>
      <text:p text:style-name="P1"><text:span text:style-name="T1">} </text:span></text:p>
      <text:p text:style-name="P1"><text:span text:style-name="T1"/></text:p>
      <text:p text:style-name="P1"><text:span text:style-name="T1">GetUserFileList($tfsBranchName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6</meta:generator>
  </office:meta>
</office:document-meta>
</file>